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bf9a7" officeooo:paragraph-rsid="000bf9a7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92f18" style:letter-kerning="false" style:font-size-asian="20pt" style:font-size-complex="20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1545d" style:letter-kerning="false" style:font-size-asian="20pt" style:font-size-complex="20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68733" style:letter-kerning="false" style:font-size-asian="20pt" style:font-size-complex="20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6c427" style:letter-kerning="false" style:font-size-asian="20pt" style:font-size-complex="20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be35a" style:letter-kerning="false" style:font-size-asian="20pt" style:font-size-complex="20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613b9" style:letter-kerning="fals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68733" style:letter-kerning="false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6c427" style:letter-kerning="false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809b2" style:letter-kerning="false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b9075" style:letter-kerning="false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be35a" style:letter-kerning="false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margin-left="0in" fo:margin-right="0in" fo:line-height="90%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8bd74" style:letter-kerning="false" style:font-size-asian="20pt" style:font-weight-asian="normal" style:font-size-complex="20pt" style:font-weight-complex="normal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11545d" style:letter-kerning="false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168733" style:letter-kerning="false" style:font-size-asian="20pt" style:font-weight-asian="bold" style:font-size-complex="20pt" style:font-weight-complex="bold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16c427" style:letter-kerning="false" style:font-size-asian="20pt" style:font-weight-asian="bold" style:font-size-complex="20pt" style:font-weight-complex="bold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1809b2" style:letter-kerning="false" style:font-size-asian="20pt" style:font-weight-asian="bold" style:font-size-complex="20pt" style:font-weight-complex="bold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18bd74" style:letter-kerning="false" style:font-size-asian="20pt" style:font-weight-asian="bold" style:font-size-complex="20pt" style:font-weight-complex="bold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1b9075" style:letter-kerning="false" style:font-size-asian="20pt" style:font-weight-asian="bold" style:font-size-complex="20pt" style:font-weight-complex="bold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1be35a" style:letter-kerning="false" style:font-size-asian="20pt" style:font-weight-asian="bold" style:font-size-complex="20pt" style:font-weight-complex="bold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168733" style:letter-kerning="false" style:font-size-asian="20pt" style:font-size-complex="20pt"/>
    </style:style>
    <style:style style:name="P22" style:family="paragraph" style:parent-style-name="Standard">
      <style:paragraph-properties fo:margin-left="0in" fo:margin-right="0in" fo:margin-top="0in" fo:margin-bottom="0in" style:contextual-spacing="true" fo:line-height="90%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809b2" style:letter-kerning="false" style:font-size-asian="20pt" style:font-weight-asian="normal" style:font-size-complex="20pt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true" fo:line-height="90%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8bd74" style:letter-kerning="false" style:font-size-asian="20pt" style:font-weight-asian="normal" style:font-size-complex="20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92f18" style:letter-kerning="false" style:font-size-asian="20pt" style:font-size-complex="20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1545d" style:letter-kerning="false" style:font-size-asian="20pt" style:font-size-complex="20pt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092f18" style:letter-kerning="false" style:font-size-asian="20pt" style:font-weight-asian="bold" style:font-size-complex="20pt" style:font-weight-complex="bold"/>
    </style:style>
    <style:style style:name="P27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092f18" style:letter-kerning="false" style:font-size-asian="20pt" style:font-size-complex="20pt"/>
    </style:style>
    <style:style style:name="P2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092f18" style:letter-kerning="false" style:font-size-asian="20pt" style:font-size-complex="20pt"/>
    </style:style>
    <style:style style:name="T1" style:family="text">
      <style:text-properties officeooo:rsid="0012e3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13b9" style:font-weight-asian="bold" style:font-weight-complex="bold"/>
    </style:style>
    <style:style style:name="T4" style:family="text">
      <style:text-properties fo:font-weight="bold" officeooo:rsid="00168733" style:font-weight-asian="bold" style:font-weight-complex="bold"/>
    </style:style>
    <style:style style:name="T5" style:family="text">
      <style:text-properties fo:font-weight="bold" officeooo:rsid="001809b2" style:font-weight-asian="bold" style:font-weight-complex="bold"/>
    </style:style>
    <style:style style:name="T6" style:family="text">
      <style:text-properties fo:font-weight="bold" officeooo:rsid="0018bd74" style:font-weight-asian="bold" style:font-weight-complex="bold"/>
    </style:style>
    <style:style style:name="T7" style:family="text">
      <style:text-properties officeooo:rsid="001613b9"/>
    </style:style>
    <style:style style:name="T8" style:family="text">
      <style:text-properties officeooo:rsid="00168733"/>
    </style:style>
    <style:style style:name="T9" style:family="text">
      <style:text-properties style:font-weight-asian="bold" style:font-weight-complex="bold"/>
    </style:style>
    <style:style style:name="T10" style:family="text">
      <style:text-properties officeooo:rsid="00168733" style:font-weight-asian="bold" style:font-weight-complex="bold"/>
    </style:style>
    <style:style style:name="T11" style:family="text">
      <style:text-properties officeooo:rsid="0016c427"/>
    </style:style>
    <style:style style:name="T12" style:family="text">
      <style:text-properties officeooo:rsid="001809b2"/>
    </style:style>
    <style:style style:name="T13" style:family="text">
      <style:text-properties officeooo:rsid="0018bd74"/>
    </style:style>
    <style:style style:name="T14" style:family="text">
      <style:text-properties officeooo:rsid="001a20fb"/>
    </style:style>
    <style:style style:name="T15" style:family="text">
      <style:text-properties officeooo:rsid="001b9075"/>
    </style:style>
    <style:style style:name="T16" style:family="text">
      <style:text-properties officeooo:rsid="001be35a"/>
    </style:style>
    <style:style style:name="T17" style:family="text">
      <style:text-properties style:font-weight-asian="normal" style:font-weight-complex="normal"/>
    </style:style>
    <style:style style:name="T18" style:family="text">
      <style:text-properties officeooo:rsid="001be35a" style:font-weight-asian="normal" style:font-weight-complex="normal"/>
    </style:style>
    <style:style style:name="T19" style:family="text">
      <style:text-properties officeooo:rsid="001d674d"/>
    </style:style>
    <style:style style:name="T20" style:family="text">
      <style:text-properties officeooo:rsid="001e7b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9">## Dhattu varisai ##</text:span></text:p>
      <text:p text:style-name="P2"/>
      <text:p text:style-name="P28"><text:span text:style-name="T9">Dhattu varisai 1 - 1st speed</text:span></text:p>
      <text:p text:style-name="P2"/>
      <text:p text:style-name="P2"><text:s text:c="4"/>S R S G | R G | R M ||</text:p>
      <text:p text:style-name="P2"><text:s text:c="4"/>S M G R | S R | G M ||</text:p>
      <text:p text:style-name="P2"><text:s text:c="4"/>R G R M | G M | G P ||</text:p>
      <text:p text:style-name="P2"><text:s text:c="4"/>R P M G | R G | M P ||</text:p>
      <text:p text:style-name="P2"><text:s text:c="4"/>G M G P | M P | M D ||</text:p>
      <text:p text:style-name="P2"><text:s text:c="4"/>G D P M | G M | P D ||</text:p>
      <text:p text:style-name="P2"><text:s text:c="4"/>M P M D | P D | P N ||</text:p>
      <text:p text:style-name="P2"><text:s text:c="4"/>M N D P | M P | D N ||</text:p>
      <text:p text:style-name="P2"><text:s text:c="4"/>P D P N | D N | D <text:span text:style-name="T2">Ṡ</text:span> ||</text:p>
      <text:p text:style-name="P2"><text:s text:c="4"/>P <text:span text:style-name="T2">Ṡ</text:span> N D | P D | N <text:span text:style-name="T2">Ṡ</text:span> ||</text:p>
      <text:p text:style-name="P2"><text:s text:c="4"/><text:span text:style-name="T2">Ṡ</text:span> N <text:span text:style-name="T2">Ṡ</text:span> D | N D | N P ||</text:p>
      <text:p text:style-name="P2"><text:s text:c="4"/><text:span text:style-name="T2">Ṡ</text:span> P D N | <text:span text:style-name="T2">Ṡ</text:span> N | D P ||</text:p>
      <text:p text:style-name="P2"><text:s text:c="4"/>N D N P | D P | D M ||</text:p>
      <text:p text:style-name="P2"><text:s text:c="4"/>N M P D | N D | P M ||</text:p>
      <text:p text:style-name="P2"><text:s text:c="4"/>D P D M | P M | P G ||</text:p>
      <text:p text:style-name="P2"><text:s text:c="4"/>D G M P | D P | M G ||</text:p>
      <text:p text:style-name="P2"><text:s text:c="4"/>P M P G | M G | M R ||</text:p>
      <text:p text:style-name="P2"><text:s text:c="4"/>P R G M | P M | G R ||</text:p>
      <text:p text:style-name="P2"><text:s text:c="4"/>M G M R | G R | G S ||</text:p>
      <text:p text:style-name="P2"><text:s text:c="4"/>M S R G | M G | R S ||</text:p>
      <text:p text:style-name="P2"><text:soft-page-break/></text:p>
      <text:p text:style-name="P26">Dhattu varisai 1 - 2nd speed</text:p>
      <text:p text:style-name="P2"/>
      <text:p text:style-name="P2"><text:s text:c="4"/>SR SG RG RM | SM GR | SR GM ||</text:p>
      <text:p text:style-name="P2"><text:s text:c="4"/>RG RM GM GP | RP MG | RG MP ||</text:p>
      <text:p text:style-name="P2"><text:s text:c="4"/>GM GP MP MD | GD PM | GM PD ||</text:p>
      <text:p text:style-name="P2"><text:s text:c="4"/>MP MD PD PN | MN DP | MP DN ||</text:p>
      <text:p text:style-name="P2"><text:s text:c="4"/>PD PN DN D<text:span text:style-name="T2">Ṡ</text:span> | P<text:span text:style-name="T2">Ṡ</text:span> ND | PD N<text:span text:style-name="T2">Ṡ</text:span> ||</text:p>
      <text:p text:style-name="P2"><text:s text:c="4"/><text:span text:style-name="T2">Ṡ</text:span>N <text:span text:style-name="T2">Ṡ</text:span>D ND NP | <text:span text:style-name="T2">Ṡ</text:span>P DN | <text:span text:style-name="T2">Ṡ</text:span>N DP ||</text:p>
      <text:p text:style-name="P2"><text:s text:c="4"/>ND NP DP DM | NM PD | ND PM ||</text:p>
      <text:p text:style-name="P2"><text:s text:c="4"/>DP DM PM PG | DG MP | DP MG ||</text:p>
      <text:p text:style-name="P2"><text:s text:c="4"/>PM PG MG MR | PR GM | PM GR ||</text:p>
      <text:p text:style-name="P2"><text:s text:c="4"/>MG MR GR GS | MS RG | MG RS ||</text:p>
      <text:p text:style-name="P2"/>
      <text:p text:style-name="P26">Dhattu varisai 1 - 3rd speed</text:p>
      <text:p text:style-name="P2"/>
      <text:p text:style-name="P2"><text:s text:c="4"/>SRSG <text:s/>RGRM <text:s/>SMGR <text:s/>SRGM | RGRM <text:s/>GMGP | RPMG <text:s/>RGMP ||</text:p>
      <text:p text:style-name="P2"><text:s text:c="4"/>GMGP <text:s/>MPMD <text:s/>GDPM <text:s/>GMPD | MPMD <text:s/>PDPN | MNDP <text:s/>MPDN ||</text:p>
      <text:p text:style-name="P2"><text:s text:c="4"/>PDPN <text:s/>DND<text:span text:style-name="T2">Ṡ</text:span> <text:s/>P<text:span text:style-name="T2">Ṡ</text:span>ND <text:s/>PDN<text:span text:style-name="T2">Ṡ</text:span> | <text:span text:style-name="T2">Ṡ</text:span>N<text:span text:style-name="T2">Ṡ</text:span>D <text:s/>NDNP | <text:span text:style-name="T2">Ṡ</text:span>PDN <text:s/><text:span text:style-name="T2">Ṡ</text:span>NDP ||</text:p>
      <text:p text:style-name="P2"><text:s text:c="4"/>NDNP <text:s/>DPDM <text:s/>NMPD <text:s/>NDPM | DPDM <text:s/>PMPG | DGMP <text:s/>DPMG ||</text:p>
      <text:p text:style-name="P2"><text:s text:c="4"/>PMPG <text:s/>MGMR <text:s/>PRGM <text:s/>PMGR | MGMR <text:s/>GRGS | MSRG <text:s/>MGRS ||</text:p>
      <text:p text:style-name="P2"/>
      <text:p text:style-name="P2"/>
      <text:p text:style-name="P2"/>
      <text:p text:style-name="P26"><text:soft-page-break/>Dhattu varisai 2 - 1st speed</text:p>
      <text:p text:style-name="P2"/>
      <text:p text:style-name="P2"><text:s text:c="4"/>S M G M | R G | S R ||</text:p>
      <text:p text:style-name="P2"><text:s text:c="4"/>S G R G | S R | G M ||</text:p>
      <text:p text:style-name="P2"><text:s text:c="4"/>R P M P | G M | R G ||</text:p>
      <text:p text:style-name="P2"><text:s text:c="4"/>R M G M | R G | M P ||</text:p>
      <text:p text:style-name="P2"><text:s text:c="4"/>G D P D | M P | G M ||</text:p>
      <text:p text:style-name="P2"><text:s text:c="4"/>G P M P | G M | P D ||</text:p>
      <text:p text:style-name="P2"><text:s text:c="4"/>M N D N | P D | M P ||</text:p>
      <text:p text:style-name="P2"><text:s text:c="4"/>M D P D | M P | D N ||</text:p>
      <text:p text:style-name="P2"><text:s text:c="4"/>P <text:span text:style-name="T2">Ṡ</text:span> N <text:span text:style-name="T2">Ṡ</text:span> | D N | P D ||</text:p>
      <text:p text:style-name="P2"><text:s text:c="4"/>P N D N | P D | N <text:span text:style-name="T2">Ṡ</text:span> ||</text:p>
      <text:p text:style-name="P2"><text:s text:c="4"/><text:span text:style-name="T2">Ṡ</text:span> P D P | N D | <text:span text:style-name="T2">Ṡ</text:span> N ||</text:p>
      <text:p text:style-name="P2"><text:s text:c="4"/><text:span text:style-name="T2">Ṡ</text:span> D N D | <text:span text:style-name="T2">Ṡ</text:span> N | D P ||</text:p>
      <text:p text:style-name="P2"><text:s text:c="4"/>N M P M | D P | N D ||</text:p>
      <text:p text:style-name="P2"><text:s text:c="4"/>N P D P | N D | P M ||</text:p>
      <text:p text:style-name="P2"><text:s text:c="4"/>D G M G | P M | D P ||</text:p>
      <text:p text:style-name="P2"><text:s text:c="4"/>D M P M | D P | M G ||</text:p>
      <text:p text:style-name="P2"><text:s text:c="4"/>P R G R | M G | P M ||</text:p>
      <text:p text:style-name="P2"><text:s text:c="4"/>P G M G | P M | G R ||</text:p>
      <text:p text:style-name="P2"><text:s text:c="4"/>M S R S | G R | M G ||</text:p>
      <text:p text:style-name="P2"><text:s text:c="4"/>M R G R | M G | R S ||</text:p>
      <text:p text:style-name="P2"/>
      <text:p text:style-name="P2"/>
      <text:p text:style-name="P26"><text:soft-page-break/>Dhattu varisai 2 - 2nd speed</text:p>
      <text:p text:style-name="P2"/>
      <text:p text:style-name="P2"><text:s text:c="4"/>SM GM RG SR | SG RG | SR GM ||</text:p>
      <text:p text:style-name="P2"><text:s text:c="4"/>RP MP GM RG | RM GM | RG MP ||</text:p>
      <text:p text:style-name="P2"><text:s text:c="4"/>GD PD MP GM | GP MP | GM PD ||</text:p>
      <text:p text:style-name="P2"><text:s text:c="4"/>MN DN PD MP | MD PD | MP DN ||</text:p>
      <text:p text:style-name="P2"><text:s text:c="4"/>P<text:span text:style-name="T2">Ṡ</text:span> N<text:span text:style-name="T2">Ṡ</text:span> DN PD | PN DN | PD N<text:span text:style-name="T2">Ṡ</text:span> ||</text:p>
      <text:p text:style-name="P2"><text:s text:c="4"/><text:span text:style-name="T2">Ṡ</text:span>P DP ND <text:span text:style-name="T2">Ṡ</text:span>N | <text:span text:style-name="T2">Ṡ</text:span>D ND | <text:span text:style-name="T2">Ṡ</text:span>N DP ||</text:p>
      <text:p text:style-name="P2"><text:s text:c="4"/>NM PM DP ND | NP DP | ND PM ||</text:p>
      <text:p text:style-name="P2"><text:s text:c="4"/>DG MG PM DP | DM PM | DP MG ||</text:p>
      <text:p text:style-name="P2"><text:s text:c="4"/>PR GR MG PM | PG MG | PM GR ||</text:p>
      <text:p text:style-name="P2"><text:s text:c="4"/>MS RS GR MG | MR GR | MG RS ||</text:p>
      <text:p text:style-name="P2"/>
      <text:p text:style-name="P26">Dhattu varisai 2 - 3rd speed</text:p>
      <text:p text:style-name="P2"/>
      <text:p text:style-name="P2"><text:s text:c="4"/>SMGM <text:s/>RGSR <text:s/>SGRG <text:s/>SRGM | RPMP <text:s/>GMRG | RMGM <text:s/>RGMP ||</text:p>
      <text:p text:style-name="P2"><text:s text:c="4"/>GDPD <text:s/>MPGM <text:s/>GPMP <text:s/>GMPD | MNDN <text:s/>PDMP | MDPD <text:s/>MPDN ||</text:p>
      <text:p text:style-name="P2"><text:s text:c="4"/>P<text:span text:style-name="T2">Ṡ</text:span>N<text:span text:style-name="T2">Ṡ</text:span> <text:s/>DNPD <text:s/>PNDN <text:s/>PDN<text:span text:style-name="T2">Ṡ</text:span> | <text:span text:style-name="T2">Ṡ</text:span>PDP <text:s/>ND<text:span text:style-name="T2">Ṡ</text:span>N | <text:span text:style-name="T2">Ṡ</text:span>DND <text:s/><text:span text:style-name="T2">Ṡ</text:span>NDP ||</text:p>
      <text:p text:style-name="P2"><text:s text:c="4"/>NMPM <text:s/>DPND <text:s/>NPDP <text:s/>NDPM | DGMG <text:s/>PMDP | DMPM <text:s/>DPMG ||</text:p>
      <text:p text:style-name="P2"><text:s text:c="4"/>PRGR <text:s/>MGPM <text:s/>PGMG <text:s/>PMGR | MSRS <text:s/>GRMG | MRGR <text:s/>MGRS ||</text:p>
      <text:p text:style-name="P2"/>
      <text:p text:style-name="P3"><text:span text:style-name="T1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9402in" style:type="center"/>
          <style:tab-stop style:position="9.8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9402in" style:type="center"/>
          <style:tab-stop style:position="9.8807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bf9a7" officeooo:paragraph-rsid="000bf9a7"/>
    </style:style>
    <style:style style:name="MT1" style:family="text">
      <style:text-properties officeooo:rsid="001e7be9"/>
    </style:style>
    <style:style style:name="MT2" style:family="text">
      <style:text-properties officeooo:rsid="0012e304"/>
    </style:style>
    <style:page-layout style:name="Mpm1">
      <style:page-layout-properties fo:page-width="11in" fo:page-height="8.5in" style:num-format="1" style:print-orientation="landscape" fo:margin-top="0.25in" fo:margin-bottom="0.25in" fo:margin-left="0.5598in" fo:margin-right="0.55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Dhattu</text:span><text:span text:style-name="MT2"> Varisai </text:span>Page <text:s/><text:page-number text:select-page="current">4</text:page-number><text:s/>/ <text:page-count>4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2T13:09:11.956667807</meta:creation-date>
    <dc:date>2021-03-30T08:20:27.003000000</dc:date>
    <meta:editing-duration>PT19H35M26S</meta:editing-duration>
    <meta:editing-cycles>14</meta:editing-cycles>
    <meta:generator>LibreOffice/7.1.0.3$Windows_X86_64 LibreOffice_project/f6099ecf3d29644b5008cc8f48f42f4a40986e4c</meta:generator>
    <dc:creator>Ajit N</dc:creator>
    <meta:document-statistic meta:table-count="0" meta:image-count="0" meta:object-count="0" meta:page-count="4" meta:paragraph-count="78" meta:word-count="816" meta:character-count="2484" meta:non-whitespace-character-count="1415"/>
  </office:meta>
</office:document-meta>
</file>